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3cm" fo:min-width="2.062cm"/>
    </style:style>
    <style:style style:name="gr2" style:family="graphic" style:parent-style-name="standard">
      <style:graphic-properties draw:textarea-horizontal-align="justify" draw:textarea-vertical-align="middle" draw:auto-grow-height="false" fo:min-height="1.032cm" fo:min-width="0.782cm"/>
    </style:style>
    <style:style style:name="gr3" style:family="graphic" style:parent-style-name="standard">
      <style:graphic-properties draw:textarea-horizontal-align="justify" draw:textarea-vertical-align="middle" draw:auto-grow-height="false" fo:min-height="1.028cm" fo:min-width="1.115cm"/>
    </style:style>
    <style:style style:name="gr4" style:family="graphic" style:parent-style-name="standard">
      <style:graphic-properties draw:textarea-horizontal-align="justify" draw:textarea-vertical-align="middle" draw:auto-grow-height="false" fo:min-height="0.58cm" fo:min-width="1.974cm"/>
    </style:style>
    <style:style style:name="gr5" style:family="graphic" style:parent-style-name="standard">
      <style:graphic-properties draw:textarea-horizontal-align="justify" draw:textarea-vertical-align="middle" draw:auto-grow-height="false" fo:min-height="1.024cm" fo:min-width="2.328cm"/>
    </style:style>
    <style:style style:name="gr6" style:family="graphic" style:parent-style-name="standard">
      <style:graphic-properties draw:fill="none" draw:textarea-vertical-align="middle" draw:auto-grow-height="false" fo:min-height="2.542cm" fo:min-width="0cm"/>
    </style:style>
    <style:style style:name="gr7" style:family="graphic" style:parent-style-name="standard">
      <style:graphic-properties draw:stroke="none" draw:fill="none" fo:min-height="3.104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491cm" fo:min-width="1.24cm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2.754cm" fo:min-width="3.29cm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758cm" fo:min-width="3.29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49cm" fo:min-width="1.24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2.756cm" fo:min-width="3.29cm"/>
    </style:style>
    <style:style style:name="gr13" style:family="graphic" style:parent-style-name="standard">
      <style:graphic-properties draw:fill-color="#62a73b" draw:textarea-horizontal-align="justify" draw:textarea-vertical-align="middle" draw:auto-grow-height="false" fo:min-height="0.939cm" fo:min-width="3.045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2.756cm" fo:min-width="4.374cm"/>
    </style:style>
    <style:style style:name="gr15" style:family="graphic" style:parent-style-name="standard">
      <style:graphic-properties draw:textarea-horizontal-align="justify" draw:textarea-vertical-align="middle" draw:auto-grow-height="false" fo:min-height="1.023cm" fo:min-width="2.329cm"/>
    </style:style>
    <style:style style:name="gr16" style:family="graphic" style:parent-style-name="standard">
      <style:graphic-properties draw:textarea-horizontal-align="justify" draw:textarea-vertical-align="middle" draw:auto-grow-height="false" fo:min-height="1.494cm" fo:min-width="1.243cm"/>
    </style:style>
    <style:style style:name="gr17" style:family="graphic" style:parent-style-name="standard">
      <style:graphic-properties draw:textarea-horizontal-align="justify" draw:textarea-vertical-align="middle" draw:auto-grow-height="false" fo:min-height="1.492cm" fo:min-width="1.243cm"/>
    </style:style>
    <style:style style:name="gr18" style:family="graphic" style:parent-style-name="standard">
      <style:graphic-properties draw:textarea-horizontal-align="justify" draw:textarea-vertical-align="middle" draw:auto-grow-height="false" fo:min-height="1.022cm" fo:min-width="2.329cm"/>
    </style:style>
    <style:style style:name="gr19" style:family="graphic" style:parent-style-name="standard">
      <style:graphic-properties draw:fill-color="#62a73b" draw:textarea-horizontal-align="justify" draw:textarea-vertical-align="middle" draw:auto-grow-height="false" fo:min-height="0.939cm" fo:min-width="3.046cm"/>
    </style:style>
    <style:style style:name="gr20" style:family="graphic" style:parent-style-name="standard">
      <style:graphic-properties draw:textarea-horizontal-align="justify" draw:textarea-vertical-align="middle" draw:auto-grow-height="false" fo:min-height="1.493cm" fo:min-width="1.244cm"/>
    </style:style>
    <style:style style:name="gr21" style:family="graphic" style:parent-style-name="standard">
      <style:graphic-properties draw:textarea-horizontal-align="justify" draw:textarea-vertical-align="middle" draw:auto-grow-height="false" fo:min-height="1.494cm" fo:min-width="1.244cm"/>
    </style:style>
    <style:style style:name="gr22" style:family="graphic" style:parent-style-name="objectwithoutfill">
      <style:graphic-properties draw:marker-end="Arrow" draw:marker-end-width="0.3cm" draw:fill="none" draw:textarea-vertical-align="top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756cm" fo:min-width="3.29cm"/>
    </style:style>
    <style:style style:name="gr27" style:family="graphic" style:parent-style-name="standard">
      <style:graphic-properties draw:textarea-horizontal-align="justify" draw:textarea-vertical-align="middle" draw:auto-grow-height="false" fo:min-height="1.167cm" fo:min-width="2.655cm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756cm" fo:min-width="4.374cm"/>
    </style:style>
    <style:style style:name="gr29" style:family="graphic" style:parent-style-name="standard">
      <style:graphic-properties draw:textarea-horizontal-align="justify" draw:textarea-vertical-align="middle" draw:auto-grow-height="false" fo:min-height="1.305cm" fo:min-width="2.959cm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2.756cm" fo:min-width="5.9cm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3.75cm" fo:min-width="4.374cm"/>
    </style:style>
    <style:style style:name="gr32" style:family="graphic" style:parent-style-name="standard">
      <style:graphic-properties draw:fill-color="#62a73b" draw:textarea-horizontal-align="justify" draw:textarea-vertical-align="middle" draw:auto-grow-height="false" fo:min-height="0.939cm" fo:min-width="6.672cm"/>
    </style:style>
    <style:style style:name="gr33" style:family="graphic" style:parent-style-name="standard">
      <style:graphic-properties draw:fill-color="#62a73b" draw:textarea-horizontal-align="justify" draw:textarea-vertical-align="middle" draw:auto-grow-height="false" fo:min-height="0.939cm" fo:min-width="6.045cm"/>
    </style:style>
    <style:style style:name="gr34" style:family="graphic" style:parent-style-name="standard">
      <style:graphic-properties draw:textarea-horizontal-align="justify" draw:textarea-vertical-align="middle" draw:auto-grow-height="false" fo:min-height="1.022cm" fo:min-width="3.399cm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2.756cm" fo:min-width="10.3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loext:graphic-properties draw:fill="non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7" style:family="paragraph">
      <loext:graphic-properties draw:fill-color="#62a73b"/>
      <style:paragraph-properties fo:text-align="center"/>
      <style:text-properties fo:font-size="14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4pt"/>
    </style:style>
    <style:style style:name="P10" style:family="paragraph">
      <style:paragraph-properties fo:line-height="100%" fo:text-align="center"/>
    </style:style>
    <style:style style:name="P11" style:family="paragraph">
      <loext:graphic-properties draw:fill="none"/>
      <style:paragraph-properties fo:line-height="100%"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562cm" svg:height="2.033cm" svg:x="-17.955cm" svg:y="-0.546cm">
          <text:p text:style-name="P1"><text:span text:style-name="T1">Proces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63cm" svg:height="2.564cm" svg:x="-18.004cm" svg:y="1.729cm">
          <text:p text:style-name="P1"><text:span text:style-name="T1">Decisi</text:span><text:span text:style-name="T1">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2.563cm" svg:height="2.03cm" svg:x="-18.1cm" svg:y="4.487cm">
          <text:p text:style-name="P1"><text:span text:style-name="T1">Dat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562cm" svg:height="0.918cm" svg:x="-17.866cm" svg:y="-2.2cm">
          <text:p text:style-name="P1"><text:span text:style-name="T1">Inicio / </text:span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6" draw:id="id16" draw:layer="layout" svg:width="4.492cm" svg:height="2.022cm" svg:x="-9.305cm" svg:y="1.045cm">
          <text:p text:style-name="P1"><text:span text:style-name="T1">Quote</text:span></text:p>
          <text:p text:style-name="P1"><text:span text:style-name="T1">da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931cm" svg:height="2.944cm" svg:x="-4.33cm" svg:y="0.7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11.621cm" svg:height="3.354cm" svg:x="-2.955cm" svg:y="0.502cm">
          <draw:text-box>
            <text:p><text:span text:style-name="T1">couple = yes / no <text:s text:c="3"/></text:span><text:span text:style-name="T1"><text:s text:c="6"/>age = int</text:span></text:p>
            <text:p><text:span text:style-name="T1">age_couple = int <text:s text:c="4"/></text:span><text:span text:style-name="T1"><text:s text:c="6"/>kids = str(int)</text:span></text:p>
            <text:p><text:span text:style-name="T1">k_age*6 = int <text:s text:c="10"/></text:span><text:span text:style-name="T1"><text:s text:c="5"/>Salary = int</text:span></text:p>
            <text:p><text:span text:style-name="T1">fam_charge = int <text:s text:c="4"/></text:span><text:span text:style-name="T1"><text:s text:c="5"/>fam_charge_a1 </text:span><text:span text:style-name="T1">= int</text:span></text:p>
            <text:p><text:span text:style-name="T1">fam_charge_a2 = </text:span><text:span text:style-name="T1">int</text:span></text:p>
          </draw:text-box>
        </draw:frame>
        <draw:custom-shape draw:style-name="gr8" draw:text-style-name="P6" xml:id="id17" draw:id="id17" draw:layer="layout" svg:width="3.48cm" svg:height="3.481cm" svg:x="-8.799cm" svg:y="9.331cm">
          <text:p text:style-name="P5"><text:span text:style-name="T1">kids &gt; 0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xml:id="id22" draw:id="id22" draw:layer="layout" svg:width="3.79cm" svg:height="3.004cm" svg:x="-8.954cm" svg:y="19.768cm">
          <text:p text:style-name="P5"><text:span text:style-name="T1">ageSelector(</text:span></text:p>
          <text:p text:style-name="P1"><text:span text:style-name="T1">age) 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8" draw:id="id18" draw:layer="layout" svg:width="3.79cm" svg:height="3.008cm" svg:x="-3.161cm" svg:y="9.567cm">
          <text:p text:style-name="P5"><text:span text:style-name="T1">kidsSelector</text:span><text:span text:style-name="T1">(</text:span></text:p>
          <text:p text:style-name="P1"><text:span text:style-name="T1">kids, </text:span><text:span text:style-name="T1">k_age*) 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9" draw:id="id19" draw:layer="layout" svg:width="3.48cm" svg:height="3.48cm" svg:x="-8.799cm" svg:y="14.429cm">
          <text:p text:style-name="P5"><text:span text:style-name="T1">fam_charge </text:span></text:p>
          <text:p text:style-name="P5"><text:span text:style-name="T1">&gt; 0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xml:id="id23" draw:id="id23" draw:layer="layout" svg:width="3.79cm" svg:height="3.006cm" svg:x="-8.954cm" svg:y="24.182cm">
          <text:p text:style-name="P5"><text:span text:style-name="T1">SalaryDiscou</text:span><text:span text:style-name="T1">nt(</text:span></text:p>
          <text:p text:style-name="P5"><text:span text:style-name="T1">salary) 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24" draw:id="id24" draw:layer="layout" svg:width="3.673cm" svg:height="1.317cm" svg:x="-8.895cm" svg:y="28.681cm">
          <text:p text:style-name="P1"><text:span text:style-name="T1">Qu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15" draw:id="id15" draw:layer="layout" svg:width="3.673cm" svg:height="1.317cm" svg:x="-8.895cm" svg:y="-1.665cm">
          <text:p text:style-name="P1"><text:span text:style-name="T1">pl</text:span><text:span text:style-name="T1">a</text:span><text:span text:style-name="T1">n</text:span><text:span text:style-name="T1">S</text:span><text:span text:style-name="T1">el</text:span><text:span text:style-name="T1">e</text:span><text:span text:style-name="T1">ct</text:span><text:span text:style-name="T1">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0" draw:id="id20" draw:layer="layout" svg:width="4.874cm" svg:height="3.006cm" svg:x="-3.161cm" svg:y="14.666cm">
          <text:p text:style-name="P5"><text:span text:style-name="T1">Fa</text:span><text:span text:style-name="T1">m</text:span><text:span text:style-name="T1">Ch</text:span><text:span text:style-name="T1">ar</text:span><text:span text:style-name="T1">ge</text:span><text:span text:style-name="T1">Se</text:span><text:span text:style-name="T1">lec</text:span><text:span text:style-name="T1">tor</text:span><text:span text:style-name="T1">(</text:span></text:p>
          <text:p text:style-name="P5"><text:span text:style-name="T1">fa</text:span><text:span text:style-name="T1">m</text:span><text:span text:style-name="T1">_c</text:span><text:span text:style-name="T1">ha</text:span><text:span text:style-name="T1">rg</text:span><text:span text:style-name="T1">e,</text:span></text:p>
          <text:p text:style-name="P5"><text:span text:style-name="T1">fa</text:span><text:span text:style-name="T1">m</text:span><text:span text:style-name="T1">_c</text:span><text:span text:style-name="T1">ha</text:span><text:span text:style-name="T1">rg</text:span><text:span text:style-name="T1">e_</text:span><text:span text:style-name="T1">a*) 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3" draw:id="id3" draw:layer="layout" svg:width="4.491cm" svg:height="2.021cm" svg:x="10cm" svg:y="6.582cm">
          <text:p text:style-name="P1"><text:span text:style-name="T1">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2" xml:id="id4" draw:id="id4" draw:layer="layout" svg:width="3.485cm" svg:height="3.487cm" svg:x="15.443cm" svg:y="5.849cm">
          <text:p text:style-name="P1"><text:span text:style-name="T1">age &lt;= 3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xml:id="id8" draw:id="id8" draw:layer="layout" svg:width="3.485cm" svg:height="3.484cm" svg:x="15.443cm" svg:y="11.416cm">
          <text:p text:style-name="P1"><text:span text:style-name="T1">age &lt;= 2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" draw:layer="layout" svg:width="4.493cm" svg:height="2.02cm" svg:x="20.364cm" svg:y="12.148cm">
          <text:p text:style-name="P1"><text:span text:style-name="T1">Ju</text:span><text:span text:style-name="T1">ve</text:span><text:span text:style-name="T1">nil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xml:id="id13" draw:id="id13" draw:layer="layout" svg:width="4.493cm" svg:height="2.02cm" svg:x="14.939cm" svg:y="17.018cm">
          <text:p text:style-name="P1"><text:span text:style-name="T1">Junio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7" xml:id="id14" draw:id="id14" draw:layer="layout" svg:width="3.674cm" svg:height="1.317cm" svg:x="10.408cm" svg:y="3.989cm">
          <text:p text:style-name="P1"><text:span text:style-name="T1">a</text:span><text:span text:style-name="T1">g</text:span><text:span text:style-name="T1">e</text:span><text:span text:style-name="T1">S</text:span><text:span text:style-name="T1">el</text:span><text:span text:style-name="T1">e</text:span><text:span text:style-name="T1">ct</text:span><text:span text:style-name="T1">or</text:span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5" draw:id="id5" draw:layer="layout" svg:width="3.487cm" svg:height="3.485cm" svg:x="26.403cm" svg:y="5.85cm">
          <text:p text:style-name="P1"><text:span text:style-name="T1">age &gt;= 6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" xml:id="id6" draw:id="id6" draw:layer="layout" svg:width="3.486cm" svg:height="3.486cm" svg:x="31.71cm" svg:y="5.849cm">
          <text:p text:style-name="P1"><text:span text:style-name="T2">age </text:span><text:span text:style-name="T1">&gt;= 6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2" draw:text-style-name="P9" draw:layer="layout" svg:x1="19cm" svg:y1="13.158cm" svg:x2="21cm" svg:y2="13.158cm">
          <text:p text:style-name="P8"><text:span text:style-name="T1">Yes</text:span></text:p>
        </draw:line>
        <draw:custom-shape draw:style-name="gr18" draw:text-style-name="P2" xml:id="id2" draw:id="id2" draw:layer="layout" svg:width="4.493cm" svg:height="2.02cm" svg:x="20.365cm" svg:y="6.582cm">
          <text:p text:style-name="P1"><text:span text:style-name="T1">Individual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xml:id="id9" draw:id="id9" draw:layer="layout" svg:width="4.493cm" svg:height="2.02cm" svg:x="25.9cm" svg:y="12.148cm">
          <text:p text:style-name="P1"><text:span text:style-name="T1">[Individual,</text:span></text:p>
          <text:p text:style-name="P1"><text:span text:style-name="T1">Adic. 65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xml:id="id10" draw:id="id10" draw:layer="layout" svg:width="4.493cm" svg:height="2.02cm" svg:x="31.207cm" svg:y="12.148cm">
          <text:p text:style-name="P1"><text:span text:style-name="T1">[Individual,</text:span></text:p>
          <text:p text:style-name="P1"><text:span text:style-name="T1">Adic. 60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xml:id="id7" draw:id="id7" draw:layer="layout" svg:width="3.486cm" svg:height="3.486cm" svg:x="37.21cm" svg:y="5.849cm">
          <text:p text:style-name="P1"><text:span text:style-name="T2">age </text:span><text:span text:style-name="T1">&gt;= 5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" xml:id="id11" draw:id="id11" draw:layer="layout" svg:width="4.493cm" svg:height="2.02cm" svg:x="36.707cm" svg:y="12.148cm">
          <text:p text:style-name="P1"><text:span text:style-name="T1">[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</text:span><text:span text:style-name="T1">,</text:span></text:p>
          <text:p text:style-name="P1"><text:span text:style-name="T1">A</text:span><text:span text:style-name="T1">d</text:span><text:span text:style-name="T1">i</text:span><text:span text:style-name="T1">c</text:span><text:span text:style-name="T1">. </text:span><text:span text:style-name="T1">5</text:span><text:span text:style-name="T1">0</text:span><text:span text:style-name="T1">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xml:id="id1" draw:id="id1" draw:layer="layout" svg:width="3.486cm" svg:height="3.486cm" svg:x="42.71cm" svg:y="5.849cm">
          <text:p text:style-name="P1"><text:span text:style-name="T2">age </text:span><text:span text:style-name="T1">&gt;= 4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" xml:id="id12" draw:id="id12" draw:layer="layout" svg:width="4.493cm" svg:height="2.02cm" svg:x="42.207cm" svg:y="12.148cm">
          <text:p text:style-name="P1"><text:span text:style-name="T1">[Individual,</text:span></text:p>
          <text:p text:style-name="P1"><text:span text:style-name="T1">Adic. 40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2" draw:text-style-name="P11" draw:layer="layout" draw:line-skew="-0.55cm" svg:x1="44.453cm" svg:y1="5.849cm" svg:x2="23.173cm" svg:y2="6.582cm" draw:start-shape="id1" draw:start-glue-point="4" draw:end-shape="id2" draw:end-glue-point="4" svg:d="M44453 5849v-1051h-21280v1784" svg:viewBox="0 0 21281 1785">
          <text:p text:style-name="P10"><text:span text:style-name="T3">No</text:span></text:p>
        </draw:connector>
        <draw:connector draw:style-name="gr23" draw:text-style-name="P12" draw:layer="layout" svg:x1="13.93cm" svg:y1="7.593cm" svg:x2="15.443cm" svg:y2="7.593cm" draw:start-shape="id3" draw:start-glue-point="6" draw:end-shape="id4" draw:end-glue-point="5" svg:d="M13930 7593h1513" svg:viewBox="0 0 1514 1">
          <text:p/>
        </draw:connector>
        <draw:connector draw:style-name="gr24" draw:text-style-name="P13" draw:layer="layout" svg:x1="18.928cm" svg:y1="7.593cm" svg:x2="20.926cm" svg:y2="7.592cm" draw:start-shape="id4" draw:start-glue-point="7" draw:end-shape="id2" draw:end-glue-point="9" svg:d="M18928 7593h718v-1h1280" svg:viewBox="0 0 1999 2">
          <text:p text:style-name="P1"><text:span text:style-name="T3">N</text:span><text:span text:style-name="T3">o</text:span></text:p>
        </draw:connector>
        <draw:connector draw:style-name="gr24" draw:text-style-name="P3" draw:layer="layout" svg:x1="24.297cm" svg:y1="7.592cm" svg:x2="26.403cm" svg:y2="7.593cm" draw:start-shape="id2" draw:start-glue-point="6" draw:end-shape="id5" draw:end-glue-point="5" svg:d="M24297 7592h1333v1h773" svg:viewBox="0 0 2107 2">
          <text:p text:style-name="P1"><text:span text:style-name="T1">No</text:span></text:p>
        </draw:connector>
        <draw:connector draw:style-name="gr24" draw:text-style-name="P3" draw:layer="layout" svg:x1="29.89cm" svg:y1="7.593cm" svg:x2="31.71cm" svg:y2="7.592cm" draw:start-shape="id5" draw:start-glue-point="7" draw:end-shape="id6" draw:end-glue-point="5" svg:d="M29890 7593h910v-1h910" svg:viewBox="0 0 1821 2">
          <text:p text:style-name="P1"><text:span text:style-name="T1">No</text:span></text:p>
        </draw:connector>
        <draw:connector draw:style-name="gr24" draw:text-style-name="P3" draw:layer="layout" svg:x1="35.196cm" svg:y1="7.592cm" svg:x2="37.21cm" svg:y2="7.592cm" draw:start-shape="id6" draw:start-glue-point="7" draw:end-shape="id7" draw:end-glue-point="5" svg:d="M35196 7592h2014" svg:viewBox="0 0 2015 1">
          <text:p text:style-name="P1"><text:span text:style-name="T1">No</text:span></text:p>
        </draw:connector>
        <draw:connector draw:style-name="gr24" draw:text-style-name="P3" draw:layer="layout" svg:x1="40.696cm" svg:y1="7.592cm" svg:x2="42.71cm" svg:y2="7.592cm" draw:start-shape="id7" draw:start-glue-point="7" draw:end-shape="id1" draw:end-glue-point="5" svg:d="M40696 7592h2014" svg:viewBox="0 0 2015 1">
          <text:p text:style-name="P1"><text:span text:style-name="T1">No</text:span></text:p>
        </draw:connector>
        <draw:connector draw:style-name="gr25" draw:text-style-name="P14" draw:layer="layout" svg:x1="17.186cm" svg:y1="9.336cm" svg:x2="17.186cm" svg:y2="11.416cm" draw:start-shape="id4" draw:start-glue-point="6" draw:end-shape="id8" draw:end-glue-point="4" svg:d="M17186 9336v2080" svg:viewBox="0 0 1 2081">
          <text:p text:style-name="P8"><text:span text:style-name="T3">Yes</text:span></text:p>
        </draw:connector>
        <draw:connector draw:style-name="gr25" draw:text-style-name="P3" draw:layer="layout" svg:x1="28.147cm" svg:y1="9.335cm" svg:x2="28.147cm" svg:y2="12.148cm" draw:start-shape="id5" draw:start-glue-point="6" draw:end-shape="id9" draw:end-glue-point="5" svg:d="M28147 9335v2813" svg:viewBox="0 0 1 2814">
          <text:p text:style-name="P1"><text:span text:style-name="T1">Yes</text:span></text:p>
        </draw:connector>
        <draw:connector draw:style-name="gr25" draw:text-style-name="P3" draw:layer="layout" svg:x1="33.453cm" svg:y1="9.335cm" svg:x2="33.453cm" svg:y2="12.148cm" draw:start-shape="id6" draw:start-glue-point="6" draw:end-shape="id10" svg:d="M33453 9335v2813" svg:viewBox="0 0 1 2814">
          <text:p text:style-name="P1"><text:span text:style-name="T1">Y</text:span><text:span text:style-name="T1">e</text:span><text:span text:style-name="T1">s</text:span></text:p>
        </draw:connector>
        <draw:connector draw:style-name="gr25" draw:text-style-name="P3" draw:layer="layout" svg:x1="38.953cm" svg:y1="9.335cm" svg:x2="38.953cm" svg:y2="12.148cm" draw:start-shape="id7" draw:start-glue-point="6" draw:end-shape="id11" svg:d="M38953 9335v2813" svg:viewBox="0 0 1 2814">
          <text:p text:style-name="P1"><text:span text:style-name="T1">Yes</text:span></text:p>
        </draw:connector>
        <draw:connector draw:style-name="gr25" draw:text-style-name="P3" draw:layer="layout" svg:x1="44.453cm" svg:y1="9.335cm" svg:x2="44.454cm" svg:y2="12.148cm" draw:start-shape="id1" draw:start-glue-point="6" draw:end-shape="id12" draw:end-glue-point="5" svg:d="M44453 9335v1407h1v1406" svg:viewBox="0 0 2 2814">
          <text:p text:style-name="P1"><text:span text:style-name="T1">Yes</text:span></text:p>
        </draw:connector>
        <draw:connector draw:style-name="gr25" draw:text-style-name="P3" draw:layer="layout" svg:x1="17.186cm" svg:y1="14.9cm" svg:x2="17.186cm" svg:y2="17.018cm" draw:start-shape="id8" draw:start-glue-point="6" draw:end-shape="id13" draw:end-glue-point="5" svg:d="M17186 14900v2118" svg:viewBox="0 0 1 2119">
          <text:p text:style-name="P1"><text:span text:style-name="T1">Yes</text:span></text:p>
        </draw:connector>
        <draw:connector draw:style-name="gr23" draw:text-style-name="P12" draw:layer="layout" svg:x1="12.245cm" svg:y1="5.306cm" svg:x2="12.246cm" svg:y2="6.582cm" draw:start-shape="id14" draw:start-glue-point="2" draw:end-shape="id3" draw:end-glue-point="5" svg:d="M12245 5306v638h1v638" svg:viewBox="0 0 2 1277">
          <text:p/>
        </draw:connector>
        <draw:connector draw:style-name="gr23" draw:text-style-name="P3" draw:layer="layout" svg:x1="-7.059cm" svg:y1="-0.348cm" svg:x2="-7.059cm" svg:y2="1.045cm" draw:start-shape="id15" draw:start-glue-point="2" draw:end-shape="id16" draw:end-glue-point="5" svg:d="M-7059-348v1393" svg:viewBox="0 0 1 1394">
          <text:p/>
        </draw:connector>
        <draw:connector draw:style-name="gr24" draw:text-style-name="P3" draw:layer="layout" svg:x1="-5.319cm" svg:y1="11.072cm" svg:x2="-3.161cm" svg:y2="11.071cm" draw:start-shape="id17" draw:start-glue-point="7" draw:end-shape="id18" svg:d="M-5319 11072h1080v-1h1078" svg:viewBox="0 0 2159 2">
          <text:p text:style-name="P1"><text:span text:style-name="T1">Yes</text:span></text:p>
        </draw:connector>
        <draw:connector draw:style-name="gr24" draw:text-style-name="P3" draw:layer="layout" svg:x1="-5.319cm" svg:y1="16.169cm" svg:x2="-3.161cm" svg:y2="16.169cm" draw:start-shape="id19" draw:start-glue-point="7" draw:end-shape="id20" svg:d="M-5319 16169h2158" svg:viewBox="0 0 2159 1">
          <text:p text:style-name="P1"><text:span text:style-name="T1">Yes</text:span></text:p>
        </draw:connector>
        <draw:connector draw:style-name="gr23" draw:text-style-name="P3" draw:layer="layout" svg:x1="-7.059cm" svg:y1="3.067cm" svg:x2="-7.058cm" svg:y2="4.439cm" draw:start-shape="id16" draw:start-glue-point="8" draw:end-shape="id21" draw:end-glue-point="4" svg:d="M-7059 3067v686h1v686" svg:viewBox="0 0 2 1373">
          <text:p/>
        </draw:connector>
        <draw:connector draw:style-name="gr24" draw:text-style-name="P3" draw:layer="layout" svg:x1="-7.059cm" svg:y1="12.812cm" svg:x2="-7.059cm" svg:y2="14.429cm" draw:start-shape="id17" draw:start-glue-point="6" draw:end-shape="id19" svg:d="M-7059 12812v1617" svg:viewBox="0 0 1 1618">
          <text:p text:style-name="P1"><text:span text:style-name="T1">No</text:span></text:p>
        </draw:connector>
        <draw:connector draw:style-name="gr24" draw:text-style-name="P3" draw:layer="layout" svg:x1="-7.059cm" svg:y1="17.909cm" svg:x2="-7.059cm" svg:y2="19.768cm" draw:start-shape="id19" draw:start-glue-point="6" draw:end-shape="id22" svg:d="M-7059 17909v1859" svg:viewBox="0 0 1 1860">
          <text:p text:style-name="P1"><text:span text:style-name="T1">No</text:span></text:p>
        </draw:connector>
        <draw:connector draw:style-name="gr23" draw:text-style-name="P3" draw:layer="layout" svg:x1="-7.059cm" svg:y1="22.772cm" svg:x2="-7.059cm" svg:y2="24.182cm" draw:start-shape="id22" draw:start-glue-point="2" draw:end-shape="id23" svg:d="M-7059 22772v1410" svg:viewBox="0 0 1 1411">
          <text:p/>
        </draw:connector>
        <draw:connector draw:style-name="gr23" draw:text-style-name="P3" draw:layer="layout" svg:x1="-7.059cm" svg:y1="27.188cm" svg:x2="-7.059cm" svg:y2="28.681cm" draw:start-shape="id23" draw:start-glue-point="2" draw:end-shape="id24" draw:end-glue-point="0" svg:d="M-7059 27188v1493" svg:viewBox="0 0 1 1494">
          <text:p/>
        </draw:connector>
        <draw:custom-shape draw:style-name="gr21" draw:text-style-name="P2" xml:id="id21" draw:id="id21" draw:layer="layout" svg:width="3.487cm" svg:height="3.487cm" svg:x="-8.802cm" svg:y="4.439cm">
          <text:p text:style-name="P1"><text:span text:style-name="T1">couple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6" xml:id="id25" draw:id="id25" draw:layer="layout" svg:width="3.79cm" svg:height="3.006cm" svg:x="-3.161cm" svg:y="4.679cm">
          <text:p text:style-name="P5"><text:span text:style-name="T1">ageSelector(</text:span></text:p>
          <text:p text:style-name="P1"><text:span text:style-name="T1">age_couple) 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-5.315cm" svg:y1="6.183cm" svg:x2="-3.161cm" svg:y2="6.182cm" draw:start-shape="id21" draw:start-glue-point="7" draw:end-shape="id25" draw:end-glue-point="3" svg:d="M-5315 6183h1078v-1h1076" svg:viewBox="0 0 2155 2">
          <text:p text:style-name="P1"><text:span text:style-name="T1">Yes</text:span></text:p>
        </draw:connector>
        <draw:connector draw:style-name="gr24" draw:text-style-name="P3" draw:layer="layout" svg:x1="-7.058cm" svg:y1="7.926cm" svg:x2="-7.059cm" svg:y2="9.331cm" draw:start-shape="id21" draw:start-glue-point="6" draw:end-shape="id17" draw:end-glue-point="4" svg:d="M-7058 7926v702h-1v703" svg:viewBox="0 0 2 1406">
          <text:p text:style-name="P1"><text:span text:style-name="T1">No</text:span></text:p>
        </draw:connector>
        <draw:custom-shape draw:style-name="gr5" draw:text-style-name="P2" xml:id="id27" draw:id="id27" draw:layer="layout" svg:width="4.492cm" svg:height="2.022cm" svg:x="3.008cm" svg:y="5.171cm">
          <text:p text:style-name="P1"><text:span text:style-name="T1">[matPlan, </text:span></text:p>
          <text:p text:style-name="P1"><text:span text:style-name="T1">aditional]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26" draw:id="id26" draw:layer="layout" svg:width="4.492cm" svg:height="2.022cm" svg:x="3.008cm" svg:y="10.06cm">
          <text:p text:style-name="P1"><text:span text:style-name="T1">[kidPlan,</text:span></text:p>
          <text:p text:style-name="P1"><text:span text:style-name="T1">aditional]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28" draw:id="id28" draw:layer="layout" svg:width="4.492cm" svg:height="2.022cm" svg:x="3.008cm" svg:y="15.158cm">
          <text:p text:style-name="P1"><text:span text:style-name="T1">[famChPlan,</text:span></text:p>
          <text:p text:style-name="P1"><text:span text:style-name="T1">aditional]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3" draw:text-style-name="P12" draw:layer="layout" svg:x1="0.629cm" svg:y1="11.071cm" svg:x2="3.569cm" svg:y2="11.071cm" draw:start-shape="id18" draw:start-glue-point="1" draw:end-shape="id26" draw:end-glue-point="9" svg:d="M629 11071h2940" svg:viewBox="0 0 2941 1">
          <text:p/>
        </draw:connector>
        <draw:connector draw:style-name="gr23" draw:text-style-name="P12" draw:layer="layout" svg:x1="0.629cm" svg:y1="6.182cm" svg:x2="3.569cm" svg:y2="6.182cm" draw:start-shape="id25" draw:start-glue-point="1" draw:end-shape="id27" draw:end-glue-point="9" svg:d="M629 6182h2940" svg:viewBox="0 0 2941 1">
          <text:p/>
        </draw:connector>
        <draw:connector draw:style-name="gr23" draw:text-style-name="P12" draw:layer="layout" svg:x1="1.713cm" svg:y1="16.169cm" svg:x2="3.569cm" svg:y2="16.169cm" draw:start-shape="id20" draw:start-glue-point="1" draw:end-shape="id28" draw:end-glue-point="9" svg:d="M1713 16169h1856" svg:viewBox="0 0 1857 1">
          <text:p/>
        </draw:connector>
        <draw:connector draw:style-name="gr23" draw:text-style-name="P12" draw:layer="layout" draw:type="curve" svg:x1="4.692cm" svg:y1="17.18cm" svg:x2="-7.016cm" svg:y2="19.362cm" draw:start-shape="id28" draw:start-glue-point="7" svg:d="M4692 17180c0 2013-11708 922-11708 2182" svg:viewBox="0 0 11709 2183">
          <text:p/>
        </draw:connector>
        <draw:connector draw:style-name="gr23" draw:text-style-name="P12" draw:layer="layout" draw:type="curve" svg:x1="4.692cm" svg:y1="12.082cm" svg:x2="-7.059cm" svg:y2="14.429cm" draw:start-shape="id26" draw:start-glue-point="7" draw:end-shape="id19" draw:end-glue-point="4" svg:d="M4692 12082c0 1761-11751 588-11751 2347" svg:viewBox="0 0 11752 2348">
          <text:p/>
        </draw:connector>
        <draw:connector draw:style-name="gr23" draw:text-style-name="P12" draw:layer="layout" draw:type="curve" svg:x1="4.692cm" svg:y1="7.193cm" svg:x2="-7.059cm" svg:y2="9.331cm" draw:start-shape="id27" draw:start-glue-point="7" draw:end-shape="id17" draw:end-glue-point="4" svg:d="M4692 7193c0 1603-11751 535-11751 2138" svg:viewBox="0 0 11752 2139">
          <text:p/>
        </draw:connector>
        <draw:custom-shape draw:style-name="gr15" draw:text-style-name="P2" xml:id="id37" draw:id="id37" draw:layer="layout" svg:width="4.491cm" svg:height="2.021cm" svg:x="22.492cm" svg:y="25.195cm">
          <text:p text:style-name="P1"><text:span text:style-name="T1">kids, k_age*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7" xml:id="id35" draw:id="id35" draw:layer="layout" svg:width="3.674cm" svg:height="1.317cm" svg:x="34.313cm" svg:y="21.042cm">
          <text:p text:style-name="P1"><text:span text:style-name="T1">kidsSelecto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29" draw:id="id29" draw:layer="layout" svg:width="3.485cm" svg:height="3.487cm" svg:x="28.41cm" svg:y="24.462cm">
          <text:p text:style-name="P1"><text:span text:style-name="T1">kids &lt;= 3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" xml:id="id30" draw:id="id30" draw:layer="layout" svg:width="5.009cm" svg:height="2.251cm" svg:x="27.648cm" svg:y="30.078cm">
          <text:p text:style-name="P1"><text:span text:style-name="T1">k_dict[kids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4" draw:text-style-name="P12" draw:layer="layout" svg:x1="30.153cm" svg:y1="27.949cm" svg:x2="30.153cm" svg:y2="30.078cm" draw:start-shape="id29" draw:start-glue-point="6" draw:end-shape="id30" draw:end-glue-point="5" svg:d="M30153 27949v2129" svg:viewBox="0 0 1 2130">
          <text:p text:style-name="P1">Yes</text:p>
        </draw:connector>
        <draw:custom-shape draw:style-name="gr28" draw:text-style-name="P6" xml:id="id31" draw:id="id31" draw:layer="layout" svg:width="4.874cm" svg:height="3.006cm" svg:x="34.287cm" svg:y="24.702cm">
          <text:p text:style-name="P5"><text:span text:style-name="T1">k_adit = kids – 3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32" draw:id="id32" draw:layer="layout" svg:width="5.493cm" svg:height="2.469cm" svg:x="41.064cm" svg:y="24.971cm">
          <text:p text:style-name="P1"><text:span text:style-name="T1">k_dict[k_dict[3],</text:span></text:p>
          <text:p text:style-name="P1"><text:span text:style-name="T1">k_adit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4" draw:text-style-name="P12" draw:layer="layout" svg:x1="31.895cm" svg:y1="26.206cm" svg:x2="34.287cm" svg:y2="26.205cm" draw:start-shape="id29" draw:start-glue-point="7" draw:end-shape="id31" draw:end-glue-point="3" svg:d="M31895 26206h1196v-1h1196" svg:viewBox="0 0 2393 2">
          <text:p text:style-name="P1">No</text:p>
        </draw:connector>
        <draw:connector draw:style-name="gr23" draw:text-style-name="P12" draw:layer="layout" svg:x1="39.161cm" svg:y1="26.205cm" svg:x2="41.75cm" svg:y2="26.206cm" draw:start-shape="id31" draw:start-glue-point="1" draw:end-shape="id32" draw:end-glue-point="9" svg:d="M39161 26205h951v1h1638" svg:viewBox="0 0 2590 2">
          <text:p/>
        </draw:connector>
        <draw:custom-shape draw:style-name="gr30" draw:text-style-name="P6" xml:id="id33" draw:id="id33" draw:layer="layout" svg:width="6.4cm" svg:height="3.006cm" svg:x="40.61cm" svg:y="29.7cm">
          <text:p text:style-name="P5"><text:span text:style-name="T1">for age in k_age:</text:span></text:p>
          <text:p text:style-name="P5"><text:span text:style-name="T1">If age &lt; 30 and age &gt;21:</text:span></text:p>
          <text:p text:style-name="P5"><text:span text:style-name="T1">age_adit += 1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xml:id="id36" draw:id="id36" draw:layer="layout" svg:width="4.874cm" svg:height="4cm" svg:x="22.3cm" svg:y="19.7cm">
          <text:p text:style-name="P5"><text:span text:style-name="T1">k_dict = {1:’1 Hijo’, </text:span></text:p>
          <text:p text:style-name="P5"><text:span text:style-name="T1"><text:s text:c="15"/></text:span><text:span text:style-name="T1">2:’2 Hijos’, </text:span></text:p>
          <text:p text:style-name="P5"><text:span text:style-name="T1"><text:s text:c="17"/></text:span><text:span text:style-name="T1">3:’3 Hijos’, } </text:span></text:p>
          <text:p text:style-name="P5"><text:span text:style-name="T1">age_adit = 0 <text:s text:c="9"/></text:span></text:p>
          <text:p text:style-name="P5"><text:span text:style-name="T1">k_adit = 0 <text:s text:c="5"/></text:span></text:p>
          <text:p text:style-name="P5"><text:span text:style-name="T1"><text:s text:c="5"/></text:span><text:span text:style-name="T1">k_value = ‘’ <text:s text:c="13"/></text:span></text:p>
          <draw:enhanced-geometry svg:viewBox="0 0 21600 21600" draw:type="rectangle" draw:enhanced-path="M 0 0 L 21600 0 21600 21600 0 21600 0 0 Z N"/>
        </draw:custom-shape>
        <draw:connector draw:style-name="gr23" draw:text-style-name="P12" draw:layer="layout" svg:x1="43.81cm" svg:y1="27.44cm" svg:x2="43.81cm" svg:y2="29.7cm" draw:start-shape="id32" draw:start-glue-point="8" draw:end-shape="id33" svg:d="M43810 27440v2260" svg:viewBox="0 0 1 2261">
          <text:p/>
        </draw:connector>
        <draw:connector draw:style-name="gr23" draw:text-style-name="P12" draw:layer="layout" svg:x1="32.031cm" svg:y1="31.204cm" svg:x2="40.61cm" svg:y2="31.203cm" draw:start-shape="id30" draw:start-glue-point="6" draw:end-shape="id33" svg:d="M32031 31204h4603v-1h3976" svg:viewBox="0 0 8580 2">
          <text:p/>
        </draw:connector>
        <draw:custom-shape draw:style-name="gr32" draw:text-style-name="P7" xml:id="id34" draw:id="id34" draw:layer="layout" svg:width="7.3cm" svg:height="1.317cm" svg:x="50.087cm" svg:y="30.545cm">
          <text:p text:style-name="P1"><text:span text:style-name="T1">[k_value, k_adit,age_adit]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2" draw:layer="layout" svg:x1="47.01cm" svg:y1="31.203cm" svg:x2="50.087cm" svg:y2="31.203cm" draw:start-shape="id33" draw:start-glue-point="1" draw:end-shape="id34" svg:d="M47010 31203h3077" svg:viewBox="0 0 3078 1">
          <text:p/>
        </draw:connector>
        <draw:connector draw:style-name="gr23" draw:text-style-name="P12" draw:layer="layout" svg:x1="34.313cm" svg:y1="21.7cm" svg:x2="27.174cm" svg:y2="21.7cm" draw:start-shape="id35" draw:start-glue-point="3" draw:end-shape="id36" svg:d="M34313 21700h-7139" svg:viewBox="0 0 7140 1">
          <text:p/>
        </draw:connector>
        <draw:connector draw:style-name="gr23" draw:text-style-name="P12" draw:layer="layout" svg:x1="24.737cm" svg:y1="23.7cm" svg:x2="24.738cm" svg:y2="25.195cm" draw:start-shape="id36" draw:start-glue-point="2" draw:end-shape="id37" draw:end-glue-point="5" svg:d="M24737 23700v747h1v748" svg:viewBox="0 0 2 1496">
          <text:p/>
        </draw:connector>
        <draw:connector draw:style-name="gr23" draw:text-style-name="P12" draw:layer="layout" svg:x1="26.422cm" svg:y1="26.206cm" svg:x2="28.41cm" svg:y2="26.205cm" draw:start-shape="id37" draw:start-glue-point="6" draw:end-shape="id29" svg:d="M26422 26206h1274v-1h714" svg:viewBox="0 0 1989 2">
          <text:p/>
        </draw:connector>
        <draw:custom-shape draw:style-name="gr33" draw:text-style-name="P7" xml:id="id38" draw:id="id38" draw:layer="layout" svg:width="6.673cm" svg:height="1.317cm" svg:x="2.927cm" svg:y="29.883cm">
          <text:p text:style-name="P1"><text:span text:style-name="T1">famChargeSelecto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39" draw:id="id39" draw:layer="layout" svg:width="6.193cm" svg:height="2.02cm" svg:x="3.167cm" svg:y="33.48cm">
          <text:p text:style-name="P1"><text:span text:style-name="T1">fam_charge</text:span></text:p>
          <text:p text:style-name="P1"><text:span text:style-name="T1">fam_charge_a*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3" draw:text-style-name="P12" draw:layer="layout" svg:x1="6.263cm" svg:y1="31.2cm" svg:x2="6.264cm" svg:y2="33.48cm" draw:start-shape="id38" draw:start-glue-point="2" draw:end-shape="id39" draw:end-glue-point="5" svg:d="M6263 31200v1140h1v1140" svg:viewBox="0 0 2 2281">
          <text:p/>
        </draw:connector>
        <draw:custom-shape draw:style-name="gr35" draw:text-style-name="P6" xml:id="id40" draw:id="id40" draw:layer="layout" svg:width="10.874cm" svg:height="3.006cm" svg:x="0.826cm" svg:y="37.094cm">
          <text:p text:style-name="P5"><text:span text:style-name="T1">l_fam_charge = [ ] <text:s text:c="32"/></text:span></text:p>
          <text:p text:style-name="P5"><text:span text:style-name="T1"/></text:p>
          <text:p text:style-name="P5"><text:span text:style-name="T1">for age in fam_charge_a: <text:s text:c="21"/></text:span></text:p>
          <text:p text:style-name="P5"><text:span text:style-name="T1"><text:s text:c="8"/></text:span><text:span text:style-name="T1">l_fam_charge = ageSelector(age)</text:span></text:p>
          <draw:enhanced-geometry svg:viewBox="0 0 21600 21600" draw:type="rectangle" draw:enhanced-path="M 0 0 L 21600 0 21600 21600 0 21600 0 0 Z N"/>
        </draw:custom-shape>
        <draw:connector draw:style-name="gr23" draw:text-style-name="P12" draw:layer="layout" svg:x1="6.264cm" svg:y1="35.5cm" svg:x2="6.263cm" svg:y2="37.094cm" draw:start-shape="id39" draw:start-glue-point="8" draw:end-shape="id40" draw:end-glue-point="0" svg:d="M6264 35500v798h-1v796" svg:viewBox="0 0 2 1595">
          <text:p/>
        </draw:connector>
        <draw:custom-shape draw:style-name="gr33" draw:text-style-name="P7" xml:id="id41" draw:id="id41" draw:layer="layout" svg:width="6.673cm" svg:height="1.317cm" svg:x="2.927cm" svg:y="41.683cm">
          <text:p text:style-name="P1"><text:span text:style-name="T1">l_fam_charge[fam1, fam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2" draw:layer="layout" svg:x1="6.263cm" svg:y1="40.1cm" svg:x2="6.263cm" svg:y2="41.683cm" draw:start-shape="id40" draw:start-glue-point="2" draw:end-shape="id41" svg:d="M6263 40100v1583" svg:viewBox="0 0 1 15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2" draw:fill-hatch-name="Hatching_20_91" draw:fill-image-name="Bitmap_20_1" draw:textarea-vertical-align="top" draw:measure-align="inside" draw:measure-vertical-align="center" draw:parallel="true"/>
      <style:paragraph-properties>
        <style:tab-stops/>
      </style:paragraph-properties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9:10:22.562092530</meta:creation-date>
    <dc:date>2019-04-08T22:32:57.139213031</dc:date>
    <meta:editing-duration>PT42M10S</meta:editing-duration>
    <meta:editing-cycles>6</meta:editing-cycles>
    <meta:generator>LibreOffice/6.0.7.3$Linux_X86_64 LibreOffice_project/00m0$Build-3</meta:generator>
    <meta:document-statistic meta:object-count="91"/>
  </office:meta>
</office:document-meta>
</file>